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svg:stroke-opacity="50%" draw:opacity="50%" draw:textarea-horizontal-align="justify" draw:textarea-vertical-align="middle" draw:auto-grow-height="false" fo:min-height="3.517cm" fo:min-width="3.268cm"/>
    </style:style>
    <style:style style:name="gr2" style:family="graphic" style:parent-style-name="standard">
      <style:graphic-properties svg:stroke-color="#6666ff" svg:stroke-opacity="50%" draw:opacity="50%" draw:textarea-horizontal-align="justify" draw:textarea-vertical-align="middle" draw:auto-grow-height="false" fo:min-height="3.517cm" fo:min-width="3.26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285cm" fo:min-width="3.26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7.285cm" fo:min-width="3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6" style:family="graphic" style:parent-style-name="standard">
      <style:graphic-properties svg:stroke-color="#6666ff" svg:stroke-opacity="50%" draw:fill-color="#ff0000" draw:opacity="50%" draw:textarea-horizontal-align="justify" draw:textarea-vertical-align="middle" draw:auto-grow-height="false" fo:min-height="3.518cm" fo:min-width="3.26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28pt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none"/>
      <style:paragraph-properties fo:line-height="150%" fo:text-align="center"/>
      <style:text-properties fo:font-size="2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 draw:opacity="50%"/>
      <style:paragraph-properties fo:text-align="center"/>
      <style:text-properties fo:font-size="2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style:text-position="-33% 58%" fo:font-size="28pt"/>
    </style:style>
    <style:style style:name="T3" style:family="text">
      <style:text-properties fo:font-size="22pt"/>
    </style:style>
    <style:style style:name="T4" style:family="text">
      <style:text-properties style:text-position="-33% 58%" fo:font-size="22pt"/>
    </style:style>
    <style:style style:name="T5" style:family="text">
      <style:text-properties style:text-position="-33% 58%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768cm" svg:height="3.767cm" svg:x="1.154cm" svg:y="10.635cm">
            <text:p text:style-name="P1"><text:span text:style-name="T1">A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.767cm" svg:height="3.767cm" svg:x="6.178cm" svg:y="10.635cm">
            <text:p text:style-name="P1"><text:span text:style-name="T1">A</text:span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768cm" svg:height="3.767cm" svg:x="16.643cm" svg:y="10.635cm">
            <text:p text:style-name="P1"><text:span text:style-name="T1">A</text:span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768cm" svg:height="7.535cm" svg:x="1.154cm" svg:y="2.262cm">
            <text:p text:style-name="P3"><text:span text:style-name="T3">S</text:span><text:span text:style-name="T4">11</text:span></text:p>
            <text:p text:style-name="P3"><text:span text:style-name="T3">S</text:span><text:span text:style-name="T4">12</text:span></text:p>
            <text:p text:style-name="P3"><text:span text:style-name="T3">…</text:span></text:p>
            <text:p text:style-name="P3"><text:span text:style-name="T3">S</text:span><text:span text:style-name="T4">1p</text:span><text:span text:style-name="T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767cm" svg:height="7.535cm" svg:x="6.178cm" svg:y="2.262cm">
            <text:p text:style-name="P3"><text:span text:style-name="T3">S</text:span><text:span text:style-name="T4">21</text:span></text:p>
            <text:p text:style-name="P3"><text:span text:style-name="T3">S</text:span><text:span text:style-name="T4">22</text:span></text:p>
            <text:p text:style-name="P3"><text:span text:style-name="T3">…</text:span></text:p>
            <text:p text:style-name="P3"><text:span text:style-name="T3">S</text:span><text:span text:style-name="T4">2p</text:span><text:span text:style-name="T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768cm" svg:height="7.535cm" svg:x="16.643cm" svg:y="2.262cm">
            <text:p text:style-name="P3"><text:span text:style-name="T3">S</text:span><text:span text:style-name="T4">n1</text:span></text:p>
            <text:p text:style-name="P3"><text:span text:style-name="T3">S</text:span><text:span text:style-name="T4">n2</text:span></text:p>
            <text:p text:style-name="P3"><text:span text:style-name="T3">…</text:span></text:p>
            <text:p text:style-name="P3"><text:span text:style-name="T3">S</text:span><text:span text:style-name="T4">np</text:span><text:span text:style-name="T5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4.186cm" svg:height="1.585cm" svg:x="12.457cm" svg:y="11.561cm">
            <draw:text-box>
              <text:p>...</text:p>
            </draw:text-box>
          </draw:frame>
          <draw:custom-shape draw:style-name="gr6" draw:text-style-name="P6" draw:layer="layout" svg:width="3.768cm" svg:height="3.768cm" svg:x="9.108cm" svg:y="21.1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draw:layer="layout" svg:x1="3.247cm" svg:y1="14.402cm" svg:x2="9.108cm" svg:y2="21.1cm">
            <text:p/>
          </draw:line>
          <draw:line draw:style-name="gr7" draw:text-style-name="P7" draw:layer="layout" svg:x1="8.271cm" svg:y1="14.402cm" svg:x2="9.946cm" svg:y2="21.1cm">
            <text:p/>
          </draw:line>
          <draw:line draw:style-name="gr7" draw:text-style-name="P7" draw:layer="layout" svg:x1="18.737cm" svg:y1="14.402cm" svg:x2="12.876cm" svg:y2="21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0:53:40.445418996</meta:creation-date>
    <dc:date>2017-10-18T23:40:05.026559577</dc:date>
    <meta:editing-duration>PT6M39S</meta:editing-duration>
    <meta:editing-cycles>3</meta:editing-cycles>
    <meta:generator>LibreOffice/5.1.6.2$Linux_X86_64 LibreOffice_project/10m0$Build-2</meta:generator>
    <meta:document-statistic meta:object-count="12"/>
  </office:meta>
</office:document-meta>
</file>